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officeooo:paragraph-rsid="00790d3f"/>
    </style:style>
    <style:style style:name="P5" style:family="paragraph" style:parent-style-name="Standard">
      <style:paragraph-properties style:writing-mode="lr-tb"/>
      <style:text-properties officeooo:paragraph-rsid="00751464"/>
    </style:style>
    <style:style style:name="P6" style:family="paragraph" style:parent-style-name="Standard">
      <style:paragraph-properties style:writing-mode="lr-tb"/>
      <style:text-properties officeooo:paragraph-rsid="007d9917"/>
    </style:style>
    <style:style style:name="P7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8" style:family="paragraph" style:parent-style-name="Standard">
      <style:paragraph-properties style:writing-mode="lr-tb"/>
      <style:text-properties officeooo:paragraph-rsid="007b004c"/>
    </style:style>
    <style:style style:name="P9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0" style:family="paragraph" style:parent-style-name="Standard" style:list-style-name="L1">
      <style:paragraph-properties style:writing-mode="lr-tb"/>
      <style:text-properties officeooo:paragraph-rsid="007b004c"/>
    </style:style>
    <style:style style:name="P11" style:family="paragraph" style:parent-style-name="Standard">
      <style:paragraph-properties style:writing-mode="lr-tb"/>
      <style:text-properties officeooo:paragraph-rsid="007da83a"/>
    </style:style>
    <style:style style:name="P12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fo:language="fr" fo:country="FR" fo:font-style="italic" fo:background-color="#ffff00" style:language-asian="zh" style:country-asian="CN" style:font-style-asian="italic" style:language-complex="hi" style:country-complex="IN" style:font-style-complex="italic"/>
    </style:style>
    <style:style style:name="P14" style:family="paragraph" style:parent-style-name="Standard">
      <style:paragraph-properties style:writing-mode="lr-tb"/>
      <style:text-properties fo:font-style="italic" fo:background-color="#ffff00" style:font-style-asian="italic" style:font-style-complex="italic"/>
    </style:style>
    <style:style style:name="P15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officeooo:paragraph-rsid="007edf04"/>
    </style:style>
    <style:style style:name="P17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officeooo:paragraph-rsid="0070377e"/>
    </style:style>
    <style:style style:name="P19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d9917" style:language-asian="zh" style:country-asian="CN" style:language-complex="hi" style:country-complex="IN"/>
    </style:style>
    <style:style style:name="T4" style:family="text">
      <style:text-properties fo:language="fr" fo:country="FR" officeooo:rsid="007b004c" style:language-asian="zh" style:country-asian="CN" style:language-complex="hi" style:country-complex="IN"/>
    </style:style>
    <style:style style:name="T5" style:family="text">
      <style:text-properties fo:language="fr" fo:country="FR" officeooo:rsid="007da83a" style:language-asian="zh" style:country-asian="CN" style:language-complex="hi" style:country-complex="IN"/>
    </style:style>
    <style:style style:name="T6" style:family="text">
      <style:text-properties officeooo:rsid="007b004c"/>
    </style:style>
    <style:style style:name="T7" style:family="text">
      <style:text-properties officeooo:rsid="007b004c" fo:background-color="#ffff00" loext:char-shading-value="0"/>
    </style:style>
    <style:style style:name="T8" style:family="text">
      <style:text-properties fo:language="fr" fo:country="FR" officeooo:rsid="00742409" style:language-asian="zh" style:country-asian="CN" style:language-complex="hi" style:country-complex="IN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DE RAPPORT DE CONSTATATION</text:p>
      <text:p text:style-name="P1"/>
      <text:p text:style-name="P1">Mairie <text:text-input text:description="">{{ commune }}</text:text-input></text:p>
      <text:p text:style-name="P1"/>
      <text:p text:style-name="P2">RAPPORT de : [Police / Marie]</text:p>
      <text:p text:style-name="P1"/>
      <text:p text:style-name="P3"/>
      <text:p text:style-name="P3"><text:span text:style-name="T1">Objet</text:span> : Rapport de constatation d’un dép<text:span text:style-name="T2">ôt sauvage en date du</text:span> <text:text-input text:description="">{{ date_constat }}</text:text-input><text:s/>à <text:text-input text:description="">{{ heure_constat }}</text:text-input>.</text:p>
      <text:p text:style-name="P3"/>
      <text:p text:style-name="P3">Société ou personne concernée : <text:text-input text:description="">{{ auteur_signalement|title }}</text:text-input></text:p>
      <text:p text:style-name="P3"/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4"><text:text-input text:description="">{% if nature_terrain %}</text:text-input>Des déchets sont entreposés sur un terrain <text:text-input text:description="">{{ nature_terrain }}</text:text-input>.</text:p>
      <text:p text:style-name="P4"><text:text-input text:description="">{% else %}</text:text-input></text:p>
      <text:p text:style-name="P3">Des déchets ont été entreposés sur un terrain dont le statut — privé ou public — reste indéterminé.</text:p>
      <text:p text:style-name="P4"><text:text-input text:description="">{% endif %}</text:text-input></text:p>
      <text:p text:style-name="P5"/>
      <text:p text:style-name="P6">Il s’agit d’un dép<text:span text:style-name="T2">ôt sauvage </text:span><text:span text:style-name="T3">dont le volume est estimé à enciron : </text:span><text:span text:style-name="T2"><text:text-input text:description="">{{volume_depot }}</text:text-input></text:span><text:span text:style-name="T2">.</text:span></text:p>
      <text:p text:style-name="P7"><text:span text:style-name="T4"><text:text-input text:description="">{% if types_depot %}</text:text-input></text:span></text:p>
      <text:p text:style-name="P8"><text:span text:style-name="T4">Le dépôt se </text:span><text:span text:style-name="T2">compose de</text:span><text:span text:style-name="T4">s éléments suivant : </text:span></text:p>
      <text:p text:style-name="P9"><text:span text:style-name="T4"><text:text-input text:description="">{% endif %}</text:text-input></text:span></text:p>
      <text:p text:style-name="P8"><text:span text:style-name="T4"><text:text-input text:description="">{% for item in types_depot %}</text:text-input></text:span></text:p>
      <text:list text:style-name="L1">
        <text:list-item>
          <text:p text:style-name="P10"><text:span text:style-name="T2"><text:text-input text:description="">{{ item }}</text:text-input></text:span></text:p>
        </text:list-item>
      </text:list>
      <text:p text:style-name="P11"><text:span text:style-name="T5"><text:text-input text:description="">{% endfor %}</text:text-input></text:span></text:p>
      <text:p text:style-name="P8"><text:span text:style-name="T2"/></text:p>
      <text:p text:style-name="P12"><text:text-input text:description="">{% if photo_dispo %}</text:text-input></text:p>
      <text:p text:style-name="P12">Une planche photographique est jointe en annexe du présent rapport.</text:p>
      <text:p text:style-name="P12"><text:text-input text:description="">{% endif %}</text:text-input></text:p>
      <text:p text:style-name="P12"/>
      <text:p text:style-name="P13">Le cas échéant :</text:p>
      <text:p text:style-name="P13">- précisez l’identité du propriétaire du terrain ;</text:p>
      <text:p text:style-name="P13">-précisez s’il s’agit d’une zone particulière (zone agricole, zone forestière, zone naturelle, zone humide, zone Natura 2000, zone Ramsar, etc.) ;</text:p>
      <text:p text:style-name="P14">- précisez s’il existe un cours d’eau à proximité ou un captage d’eau ;</text:p>
      <text:p text:style-name="P14">- précisez l’identité et qualité des personnes rencontrées ;</text:p>
      <text:p text:style-name="P14">- détaillez ici la nature des vérifications auxquelles il a été procédé ;</text:p>
      <text:p text:style-name="P13">- apportez tout autre élément (présence d’habitation, présence d’élevage, voie ferrée, etc.</text:p>
      <text:p text:style-name="P12"/>
      <text:p text:style-name="P12"><text:text-input text:description="">{% if indices_disponibles %}</text:text-input></text:p>
      <text:p text:style-name="P7"><text:span text:style-name="T6">Des </text:span>éléments présents <text:span text:style-name="T6">sur </text:span>place<text:span text:style-name="T6"> pourraient permettre identifier l’auteur présumé :</text:span></text:p>
      <text:p text:style-name="P9"><text:text-input text:description="">{% endif %}</text:text-input></text:p>
      <text:p text:style-name="P8"><text:soft-page-break/><text:span text:style-name="T4"><text:text-input text:description="">{% for item in indices_disponibles %}</text:text-input></text:span></text:p>
      <text:list text:continue-numbering="true" text:style-name="L1">
        <text:list-item>
          <text:p text:style-name="P10"><text:span text:style-name="T2"><text:text-input text:description="">{{ item }}</text:text-input></text:span></text:p>
        </text:list-item>
      </text:list>
      <text:p text:style-name="P7"><text:text-input text:description="">{% endfor %}</text:text-input></text:p>
      <text:p text:style-name="P7"><text:text-input text:description="">{% if auteur_identifie %}</text:text-input></text:p>
      <text:p text:style-name="P7"><text:span text:style-name="T6">L</text:span>’auteur présumé des faits est : <text:s/><text:span text:style-name="T7">Remplir ici le nom et l’identité de l’auteur.</text:span></text:p>
      <text:p text:style-name="P15"><text:text-input text:description="">{% endif %}</text:text-input></text:p>
      <text:p text:style-name="P3"><text:span text:style-name="T2"/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[ REMPLIR montant forfait].</text:span></text:p>
      <text:p text:style-name="P15"><text:span text:style-name="T2"><text:text-input text:description="">{% endif %}</text:text-input></text:span></text:p>
      <text:p text:style-name="P16"><text:span text:style-name="T2"><text:text-input text:description="">{% if montant_total_prejudice %}</text:text-input></text:span><text:span text:style-name="T2">Le préjudice pour la commune est estimé à </text:span><text:span text:style-name="T2"><text:text-input text:description="">{{ montant_total_prejudice }}</text:text-input></text:span><text:span text:style-name="T2">€. Cela correspond à [REMPLIR calcul_prejudice ou « la facture payée par la mairie pour faire retirer le dépôt sauvage par un professionnel ».]</text:span></text:p>
      <text:p text:style-name="P17"><text:text-input text:description="">{% endif %}</text:text-input></text:p>
      <text:p text:style-name="P18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8">s</text:span><text:span text:style-name="T2">era déposée pour les faits constatés.</text:span></text:p>
      <text:p text:style-name="P18"><text:span text:style-name="T2"><text:text-input text:description="">{% endif %}</text:text-input></text:span><text:span text:style-name="T2"><text:text-input text:description=""/></text:span></text:p>
      <text:p text:style-name="P3"><text:span text:style-name="T2"/></text:p>
      <text:p text:style-name="P3"/>
      <text:h text:style-name="Heading_20_2" text:outline-level="2">Transmission du rapport</text:h>
      <text:p text:style-name="P19">- [REMPLIR brigade] ;</text:p>
      <text:p text:style-name="P19">- La sous-préfecture de l’arrondissement de [REMPLIR sous_pref] ;</text:p>
      <text:p text:style-name="P19">- Le procureur de la République près le tribunal judiciaire de [REMPLIR tribunal] ;</text:p>
      <text:p text:style-name="P19">- La direction départementale des territoires de [REMPLIR département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A </text:span>CHARTE GRAPHIQUE DE LA COMMUNE <text:span text:style-name="MT1">ICI</text:span></text:p>
      </style:header>
      <style:footer>
        <text:p text:style-name="MP2"><text:span text:style-name="MT1">AJOUTER LA </text:span>CHARTE GRAPHIQUE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4:36:48.410277904</dc:date>
    <meta:editing-cycles>122</meta:editing-cycles>
    <meta:editing-duration>PT14H39M23S</meta:editing-duration>
    <meta:generator>LibreOffice/24.8.5.2$Linux_X86_64 LibreOffice_project/480$Build-2</meta:generator>
    <meta:document-statistic meta:table-count="0" meta:image-count="0" meta:object-count="0" meta:page-count="2" meta:paragraph-count="53" meta:word-count="542" meta:character-count="2806" meta:non-whitespace-character-count="2403"/>
    <meta:user-defined meta:name="AppVersion">15.0000</meta:user-defined>
  </office:meta>
</office:document-meta>
</file>